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_33__20_Dashes_20_3_20_Dots_20__28_var_29_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bitmap" draw:fill-color="#00ffff" draw:fill-image-name="Empty" draw:textarea-horizontal-align="left" draw:auto-grow-height="true" draw:auto-grow-width="false" fo:min-height="0cm" fo:min-width="2.778cm" draw:shadow-offset-x="0.305cm" draw:shadow-offset-y="0.305cm"/>
    </style:style>
    <style:style style:name="gr3" style:family="graphic" style:parent-style-name="standard">
      <style:graphic-properties draw:stroke="none" svg:stroke-color="#000000" draw:fill="bitmap" draw:fill-color="#000000" draw:fill-gradient-name="Gradient_20_1" draw:fill-hatch-name="Black_20_0_20_Degrees" draw:fill-image-name="Empty" draw:textarea-horizontal-align="left" draw:auto-grow-height="true" draw:auto-grow-width="false" fo:min-height="0cm" fo:min-width="2.778cm" draw:shadow-offset-x="0.305cm" draw:shadow-offset-y="0.305cm"/>
    </style:style>
    <style:style style:name="gr4" style:family="graphic" style:parent-style-name="standard">
      <style:graphic-properties draw:stroke="solid" draw:stroke-dash="_33__20_Dashes_20_3_20_Dots_20__28_var_29_"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5" style:family="graphic" style:parent-style-name="standard">
      <style:graphic-properties svg:stroke-width="0.025cm" draw:marker-start="Circle" draw:marker-start-width="0.152cm" draw:marker-end="Symmetric_20_Arrow" draw:marker-end-width="0.152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889cm" fo:padding-top="0cm" fo:padding-bottom="0cm" fo:padding-left="0cm" fo:padding-right="0cm"/>
    </style:style>
    <style:style style:name="gr7" style:family="graphic" style:parent-style-name="objectwithoutfill">
      <style:graphic-properties draw:stroke="dash" draw:stroke-dash="_33__20_Dashes_20_3_20_Dots_20__28_var_29_" svg:stroke-width="0.025cm" draw:marker-start="" draw:marker-start-width="0.33cm" draw:marker-end="Square" draw:marker-end-width="0.127cm" draw:fill="none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gr8" style:family="graphic" style:parent-style-name="standard">
      <style:graphic-properties draw:stroke="solid" svg:stroke-width="0.025cm" draw:marker-start-width="0.33cm" draw:marker-end="" draw:marker-end-width="0.33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dash" draw:stroke-dash="_33__20_Dashes_20_3_20_Dots_20__28_var_29_" svg:stroke-width="0.025cm" draw:marker-start-width="0.33cm" draw:marker-end="Square" draw:marker-end-width="0.127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33cm" draw:marker-end="" draw:marker-end-width="0.33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_33__20_Dashes_20_3_20_Dots_20__28_var_29_" svg:stroke-width="0.025cm" draw:marker-start="" draw:marker-start-width="0.33cm" draw:marker-end="Square" draw:marker-end-width="0.12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Ultrafine_20_Dashed" svg:stroke-width="0.025cm" draw:marker-start-width="0.33cm" draw:marker-end="Arrowheads_20_9" draw:marker-end-width="0.229cm" draw:fill="none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draw:marker-start="Circle" draw:marker-start-width="0.152cm" draw:marker-end="Symmetric_20_Arrow" draw:marker-end-width="0.152cm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0.915cm"/>
    </style:style>
    <style:style style:name="gr16" style:family="graphic" style:parent-style-name="standard">
      <style:graphic-properties draw:stroke="none" svg:stroke-color="#000000" draw:fill="none" draw:fill-color="#ffffff" fo:min-height="0.114cm"/>
    </style:style>
    <style:style style:name="gr17" style:family="graphic" style:parent-style-name="standard">
      <style:graphic-properties svg:stroke-width="0.025cm" draw:marker-start-width="0.33cm" draw:marker-end="Arrowheads_20_10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85cm" svg:y1="0.235cm" svg:x2="8.485cm" svg:y2="4.883cm">
          <text:p/>
        </draw:line>
        <draw:frame draw:style-name="gr2" draw:text-style-name="P2" draw:layer="layout" svg:width="2.77cm" svg:height="0.692cm" svg:x="8.99cm" svg:y="0.042cm">
          <draw:text-box>
            <text:p text:style-name="P1"><text:span text:style-name="T1">Serial Phase</text:span></text:p>
          </draw:text-box>
        </draw:frame>
        <draw:frame draw:style-name="gr3" draw:text-style-name="P2" draw:layer="layout" svg:width="3.44cm" svg:height="0.692cm" svg:x="4.89cm" svg:y="0.042cm">
          <draw:text-box>
            <text:p text:style-name="P1"><text:span text:style-name="T1"><text:s text:c="4"/></text:span><text:span text:style-name="T1">Parallel Phase</text:span></text:p>
          </draw:text-box>
        </draw:frame>
        <draw:line draw:style-name="gr4" draw:text-style-name="P1" draw:layer="layout" svg:x1="4.885cm" svg:y1="0.235cm" svg:x2="4.885cm" svg:y2="4.883cm">
          <text:p/>
        </draw:line>
        <draw:line draw:style-name="gr5" draw:text-style-name="P1" draw:layer="layout" svg:x1="4.945cm" svg:y1="1.37cm" svg:x2="8.45cm" svg:y2="1.37cm">
          <text:p/>
        </draw:line>
        <draw:line draw:style-name="gr5" draw:text-style-name="P1" draw:layer="layout" svg:x1="4.946cm" svg:y1="2.67cm" svg:x2="7.994cm" svg:y2="2.67cm">
          <text:p/>
        </draw:line>
        <draw:line draw:style-name="gr5" draw:text-style-name="P1" draw:layer="layout" svg:x1="4.947cm" svg:y1="3.97cm" svg:x2="8.376cm" svg:y2="3.97cm">
          <text:p/>
        </draw:line>
        <draw:frame draw:style-name="gr6" draw:text-style-name="P3" draw:layer="layout" svg:width="1.651cm" svg:height="0.889cm" svg:x="3.275cm" svg:y="1.131cm">
          <draw:text-box>
            <text:p><text:span text:style-name="T1">Thread 1</text:span></text:p>
          </draw:text-box>
        </draw:frame>
        <draw:frame draw:style-name="gr6" draw:text-style-name="P3" draw:layer="layout" svg:width="1.651cm" svg:height="0.889cm" svg:x="3.276cm" svg:y="2.532cm">
          <draw:text-box>
            <text:p><text:span text:style-name="T1">Thread 2</text:span></text:p>
          </draw:text-box>
        </draw:frame>
        <draw:frame draw:style-name="gr6" draw:text-style-name="P3" draw:layer="layout" svg:width="1.651cm" svg:height="0.889cm" svg:x="3.277cm" svg:y="3.733cm">
          <draw:text-box>
            <text:p><text:span text:style-name="T1">Thread 3</text:span></text:p>
          </draw:text-box>
        </draw:frame>
        <draw:path draw:style-name="gr7" draw:text-style-name="P1" draw:layer="layout" svg:width="0.634cm" svg:height="0cm" svg:x="8.555cm" svg:y="1.37cm" svg:viewBox="0 0 635 0" svg:d="m0 0c212 0 423 0 635 0">
          <text:p/>
        </draw:path>
        <draw:line draw:style-name="gr8" draw:text-style-name="P1" draw:layer="layout" svg:x1="9.19cm" svg:y1="1.37cm" svg:x2="9.571cm" svg:y2="1.37cm">
          <text:p/>
        </draw:line>
        <draw:line draw:style-name="gr9" draw:text-style-name="P1" draw:layer="layout" svg:x1="9.525cm" svg:y1="2.705cm" svg:x2="10.16cm" svg:y2="2.705cm">
          <text:p/>
        </draw:line>
        <draw:line draw:style-name="gr10" draw:text-style-name="P1" draw:layer="layout" svg:x1="10.16cm" svg:y1="2.705cm" svg:x2="10.744cm" svg:y2="2.705cm">
          <text:p/>
        </draw:line>
        <draw:line draw:style-name="gr11" draw:text-style-name="P1" draw:layer="layout" svg:x1="10.786cm" svg:y1="3.991cm" svg:x2="11.421cm" svg:y2="3.991cm">
          <text:p/>
        </draw:line>
        <draw:line draw:style-name="gr4" draw:text-style-name="P1" draw:layer="layout" svg:x1="12.085cm" svg:y1="0.235cm" svg:x2="12.085cm" svg:y2="4.883cm">
          <text:p/>
        </draw:line>
        <draw:path draw:style-name="gr12" draw:text-style-name="P1" draw:layer="layout" svg:width="0.897cm" svg:height="0.897cm" draw:transform="rotate (-0.7853981633973) translate (9.525cm 1.37cm)" svg:viewBox="0 0 898 898" svg:d="m0-11533c898 0 898 898 898 898">
          <text:p/>
        </draw:path>
        <draw:path draw:style-name="gr12" draw:text-style-name="P1" draw:layer="layout" svg:width="0.897cm" svg:height="0.897cm" draw:transform="rotate (-0.7853981633973) translate (10.735cm 2.716cm)" svg:viewBox="0 0 898 898" svg:d="m0-11341c898 0 898 898 898 898">
          <text:p/>
        </draw:path>
        <draw:line draw:style-name="gr10" draw:text-style-name="P1" draw:layer="layout" svg:x1="11.442cm" svg:y1="3.986cm" svg:x2="12.077cm" svg:y2="3.986cm">
          <text:p/>
        </draw:line>
        <draw:line draw:style-name="gr13" draw:text-style-name="P1" draw:layer="layout" svg:x1="12.146cm" svg:y1="1.37cm" svg:x2="13.162cm" svg:y2="1.37cm">
          <text:p/>
        </draw:line>
        <draw:line draw:style-name="gr13" draw:text-style-name="P1" draw:layer="layout" svg:x1="12.146cm" svg:y1="2.67cm" svg:x2="13.162cm" svg:y2="2.67cm">
          <text:p/>
        </draw:line>
        <draw:line draw:style-name="gr13" draw:text-style-name="P1" draw:layer="layout" svg:x1="12.146cm" svg:y1="3.97cm" svg:x2="13.162cm" svg:y2="3.97cm">
          <text:p/>
        </draw:line>
        <draw:path draw:style-name="gr12" draw:text-style-name="P1" draw:layer="layout" svg:width="0.897cm" svg:height="0.897cm" draw:transform="rotate (-0.7853981633973) translate (0.425cm 2.27cm)" svg:viewBox="0 0 898 898" svg:d="m0 2609c898 0 898 898 898 898">
          <text:p/>
        </draw:path>
        <draw:frame draw:style-name="gr14" draw:text-style-name="P3" draw:layer="layout" svg:width="1.905cm" svg:height="1.27cm" svg:x="0.94cm" svg:y="2.205cm">
          <draw:text-box>
            <text:p text:style-name="P3"><text:span text:style-name="T1">token passing</text:span></text:p>
          </draw:text-box>
        </draw:frame>
        <draw:line draw:style-name="gr13" draw:text-style-name="P1" draw:layer="layout" svg:x1="0.146cm" svg:y1="0.47cm" svg:x2="0.908cm" svg:y2="0.47cm">
          <text:p/>
        </draw:line>
        <draw:frame draw:style-name="gr15" draw:text-style-name="P3" draw:layer="layout" svg:width="2.539cm" svg:height="1.165cm" svg:x="0.941cm" svg:y="0.105cm">
          <draw:text-box>
            <text:p text:style-name="P3"><text:span text:style-name="T1">trans start</text:span></text:p>
          </draw:text-box>
        </draw:frame>
        <draw:path draw:style-name="gr7" draw:text-style-name="P1" draw:layer="layout" svg:width="0.761cm" svg:height="0cm" svg:x="0.156cm" svg:y="1.17cm" svg:viewBox="0 0 762 0" svg:d="m0 0c254 0 508 0 762 0">
          <text:p/>
        </draw:path>
        <draw:frame draw:style-name="gr16" draw:text-style-name="P3" draw:layer="layout" svg:width="1.904cm" svg:height="0.692cm" svg:x="0.941cm" svg:y="0.806cm">
          <draw:text-box>
            <text:p text:style-name="P3"><text:span text:style-name="T1">commit</text:span></text:p>
          </draw:text-box>
        </draw:frame>
        <draw:line draw:style-name="gr8" draw:text-style-name="P1" draw:layer="layout" svg:x1="0.191cm" svg:y1="1.87cm" svg:x2="0.953cm" svg:y2="1.87cm">
          <text:p/>
        </draw:line>
        <draw:frame draw:style-name="gr16" draw:text-style-name="P3" draw:layer="layout" svg:width="1.904cm" svg:height="0.692cm" svg:x="0.941cm" svg:y="1.506cm">
          <draw:text-box>
            <text:p text:style-name="P3"><text:span text:style-name="T1">sync</text:span></text:p>
          </draw:text-box>
        </draw:frame>
        <draw:line draw:style-name="gr17" draw:text-style-name="P1" draw:layer="layout" svg:x1="3.045cm" svg:y1="5.38cm" svg:x2="13.205cm" svg:y2="5.38cm">
          <text:p/>
        </draw:line>
        <draw:frame draw:style-name="gr16" draw:text-style-name="P3" draw:layer="layout" svg:width="1.904cm" svg:height="0.692cm" svg:x="1.541cm" svg:y="5.006cm">
          <draw:text-box>
            <text:p text:style-name="P3"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0" draw:display-name="Arrowheads 10" svg:viewBox="0 0 1131 1580" svg:d="m1013 1491 118 89-567-1580-564 1580 114-85 136-68 148-46 161-17 161 13 153 46z"/>
    <draw:marker draw:name="Arrowheads_20_9" draw:display-name="Arrowheads 9" svg:viewBox="0 0 1131 902" svg:d="m564 0-564 902h1131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ymmetric_20_Arrow" draw:display-name="Symmetric Arrow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62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nyliu </meta:initial-creator>
    <meta:creation-date>2010-07-20T09:11:30</meta:creation-date>
    <meta:generator>OpenOffice.org/3.1$Linux OpenOffice.org_project/310m19$Build-9420</meta:generator>
    <dc:date>2010-11-18T10:42:49</dc:date>
    <dc:creator>tonyliu </dc:creator>
    <meta:editing-duration>PT31H09M52S</meta:editing-duration>
    <meta:editing-cycles>37</meta:editing-cycles>
    <meta:document-statistic meta:object-count="32"/>
  </office:meta>
</office:document-meta>
</file>